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2.523cm" fo:min-width="8.41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svg:stroke-opacity="100%" draw:fill-color="#3faf46" draw:opacity="100%" draw:textarea-horizontal-align="justify" draw:textarea-vertical-align="middle" draw:auto-grow-height="false" fo:min-height="3.32cm" fo:min-width="3.55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576cm" fo:min-width="2.36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svg:stroke-opacity="100%" draw:fill-color="#ec9ba4" draw:opacity="100%" draw:textarea-horizontal-align="justify" draw:textarea-vertical-align="middle" draw:auto-grow-height="false" fo:min-height="5.482cm" fo:min-width="5.99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661cm" fo:min-width="2.647cm" fo:padding-top="0.178cm" fo:padding-bottom="0.178cm" fo:padding-left="0.303cm" fo:padding-right="0.303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 draw:opacity="100%"/>
      <style:paragraph-properties fo:text-align="center"/>
    </style:style>
    <style:style style:name="P2" style:family="paragraph">
      <loext:graphic-properties draw:fill-color="#3faf46" draw:opacity="100%"/>
      <style:paragraph-properties fo:text-align="center"/>
    </style:style>
    <style:style style:name="P3" style:family="paragraph">
      <loext:graphic-properties draw:fill-color="#ec9ba4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034cm" svg:height="8.636cm" svg:x="4.472cm" svg:y="2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604cm" svg:height="5.838cm" draw:transform="rotate (1.5707963267949) translate (5.842cm 12.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5.941cm" svg:height="2.795cm" svg:x="4.473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6.604cm" svg:height="5.838cm" draw:transform="rotate (1.5707963267949) translate (14.736cm 12.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.505cm" svg:height="3.049cm" svg:x="16.002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508cm" svg:x="10.06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7cm" svg:height="1.114cm" svg:x="10.414cm" svg:y="10.417cm">
          <draw:text-box>
            <text:p text:style-name="P5"><text:span text:style-name="T1">e</text:span><text:span text:style-name="T2">l</text:span></text:p>
          </draw:text-box>
        </draw:frame>
        <draw:custom-shape draw:style-name="gr6" draw:text-style-name="P4" draw:layer="layout" svg:width="0.508cm" svg:height="0.508cm" svg:x="15.74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7cm" svg:height="1.114cm" svg:x="14.986cm" svg:y="10.414cm">
          <draw:text-box>
            <text:p text:style-name="P5"><text:span text:style-name="T1">e</text:span><text:span text:style-name="T2">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20:25:04.540000000</meta:creation-date>
    <dc:date>2019-01-14T00:10:37.165000000</dc:date>
    <meta:editing-duration>PT20M37S</meta:editing-duration>
    <meta:editing-cycles>4</meta:editing-cycles>
    <meta:generator>LibreOffice/6.1.3.2$Windows_X86_64 LibreOffice_project/86daf60bf00efa86ad547e59e09d6bb77c699acb</meta:generator>
    <meta:document-statistic meta:object-count="32"/>
  </office:meta>
</office:document-meta>
</file>